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609cm" fo:orphans="2" fo:widows="2" fo:text-indent="0cm" style:auto-text-indent="false"/>
    </style:style>
    <style:style style:name="T1" style:family="text">
      <style:text-properties fo:font-variant="normal" fo:text-transform="none" fo:color="#000000" style:font-name="Helvetica" fo:font-size="9.75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 pratical example of how write and read images into MySQL tables,</text:span><text:line-break/><text:span text:style-name="T1">using Trolltech Qt4/C++</text:span><text:line-break/><text:line-break/><text:span text:style-name="T1">This example is for who reads/record images in tables </text:span><text:line-break/><text:span text:style-name="T1">using fields BLOB.</text:span><text:line-break/><text:line-break/><text:span text:style-name="T1">First: Create a table, for example:</text:span><text:line-break/><text:span text:style-name="T1">CREATE TABLE picture (</text:span><text:line-break/><text:span text:style-name="T1">ID INTEGER AUTO_INCREMENT,</text:span><text:line-break/><text:span text:style-name="T1">IMAGE BLOB, </text:span><text:line-break/><text:span text:style-name="T1">PRIMARY KEY (ID)</text:span><text:line-break/><text:span text:style-name="T1">) ENGINE=InnoDB;</text:span><text:line-break/><text:line-break/><text:span text:style-name="T1">2) To read a image to a QByteArray</text:span><text:line-break/><text:line-break/><text:span text:style-name="T1">QString fileName = "IMAGE.JPG";</text:span><text:line-break/><text:line-break/><text:span text:style-name="T1">QImage image(filaName);</text:span><text:line-break/><text:span text:style-name="T1">LBL_IMAGE-&gt;setPixmap(QPixmap::fromImage(image)); // Put image into QLabel object (optional)</text:span><text:line-break/><text:line-break/><text:span text:style-name="T1">// load image to bytearray</text:span><text:line-break/><text:span text:style-name="T1">QByteArray ba;</text:span><text:line-break/><text:span text:style-name="T1">QFile f(fileName);</text:span><text:line-break/><text:span text:style-name="T1">if(f.open(QIODevice::ReadOnly))</text:span><text:line-break/><text:span text:style-name="T1">{</text:span><text:line-break/><text:span text:style-name="T1">ba = f.readAll();</text:span><text:line-break/><text:span text:style-name="T1">f.close();</text:span><text:line-break/><text:span text:style-name="T1">}</text:span><text:line-break/><text:line-break/><text:span text:style-name="T1">// Writing the image into table</text:span><text:line-break/><text:span text:style-name="T1">QSqlDatabase::database().transaction();</text:span><text:line-break/><text:span text:style-name="T1">QSqlQuery query;</text:span><text:line-break/><text:span text:style-name="T1">query.prepare( "INSERT INTO picture ( IMAGE ) VALUES (:IMAGE)" );</text:span><text:line-break/><text:span text:style-name="T1">query.bindValue(":IMAGE", ba);</text:span><text:line-break/><text:span text:style-name="T1">query.exec();</text:span><text:line-break/><text:span text:style-name="T1">if( query.lastError().isValid()) {</text:span><text:line-break/><text:span text:style-name="T1">qDebug() &lt;&lt; query.lastError().text();</text:span><text:line-break/><text:span text:style-name="T1">QSqlDatabase::database().rollback();</text:span><text:line-break/><text:span text:style-name="T1">} else</text:span><text:line-break/><text:span text:style-name="T1">QSqlDatabase::database().commit();</text:span><text:line-break/><text:line-break/><text:span text:style-name="T1">3) Now, recovery the field with the image</text:span><text:line-break/><text:soft-page-break/><text:line-break/><text:span text:style-name="T1">int idx = 1; // The records ID to recover</text:span><text:line-break/><text:line-break/><text:span text:style-name="T1">QSqlDatabase::database().transaction();</text:span><text:line-break/><text:span text:style-name="T1">QSqlQuery query;</text:span><text:line-break/><text:span text:style-name="T1">query.prepare("SELECT ID, IMAGE FROM picture WHERE ID=:ID");</text:span><text:line-break/><text:span text:style-name="T1">query.bindValue(":ID", idx);</text:span><text:line-break/><text:span text:style-name="T1">query.exec();</text:span><text:line-break/><text:span text:style-name="T1">query.next();</text:span><text:line-break/><text:span text:style-name="T1">if( query.lastError().isValid()) {</text:span><text:line-break/><text:span text:style-name="T1">qDebug() &lt;&lt; query.lastError().text();</text:span><text:line-break/><text:span text:style-name="T1">QSqlDatabase::database().rollback();</text:span><text:line-break/><text:span text:style-name="T1">} else { </text:span><text:line-break/><text:span text:style-name="T1">QByteArray ba1 = query.value(1).toByteArray();</text:span><text:line-break/><text:span text:style-name="T1">QPixmap pic;</text:span><text:line-break/><text:span text:style-name="T1">pic.loadFromData( ba1);</text:span><text:line-break/><text:line-break/><text:span text:style-name="T1">// Show the image into a QLabel object</text:span><text:line-break/><text:span text:style-name="T1">LBL_IMAGE-&gt;setPixmap(pic);</text:span><text:line-break/><text:span text:style-name="T1">QSqlDatabase::database().commit();</text:span><text:line-break/><text:span text:style-name="T1">}</text:span><text:line-break/><text:line-break/><text:span text:style-name="T1">This example works fine and I use it frequently. </text:span><text:line-break/><text:line-break/><text:span text:style-name="T1">Thanks.</text:span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Helvetica" svg:font-family="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06T03:24:02</meta:creation-date>
    <dc:date>2012-09-06T03:24:40</dc:date>
    <meta:editing-duration>P0D</meta:editing-duration>
    <meta:editing-cycles>1</meta:editing-cycles>
    <meta:document-statistic meta:table-count="0" meta:image-count="0" meta:object-count="0" meta:page-count="2" meta:paragraph-count="1" meta:word-count="24" meta:character-count="1596" meta:non-whitespace-character-count="121"/>
    <meta:generator>LibreOffice/3.6$Linux_X86_64 LibreOffice_project/360m1$Build-2</meta:generator>
  </office:meta>
</office:document-meta>
</file>